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a6a43"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48e4"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c48e4" officeooo:paragraph-rsid="001c48e4"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c48e4"/>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font-style="normal" style:font-style-asian="normal" style:font-style-complex="normal"/>
    </style:style>
    <style:style style:name="T54" style:family="text">
      <style:text-properties fo:font-style="normal" officeooo:rsid="002033f0"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a6a43"/>
    </style:style>
    <style:style style:name="T79" style:family="text">
      <style:text-properties officeooo:rsid="001e38a9"/>
    </style:style>
    <style:style style:name="T80" style:family="text">
      <style:text-properties officeooo:rsid="002033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2"/>
      <text:h text:style-name="P15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8">Дайсон.</text:span></text:p>
      <text:p text:style-name="P76"><text:span text:style-name="T8">– </text:span><text:span text:style-name="T58">Сколько тебе лет?</text:span></text:p>
      <text:p text:style-name="P76"><text:span text:style-name="T8">– </text:span><text:span text:style-name="T58">Два года с начала запуска кластера.</text:span></text:p>
      <text:p text:style-name="P76"><text:span text:style-name="T8">– </text:span><text:span text:style-name="T58">Какой сейчас год?</text:span></text:p>
      <text:p text:style-name="P76"><text:span text:style-name="T8">– </text:span><text:span text:style-name="T49">20</text:span><text:span text:style-name="T35">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1">Ага, уже теплее.</text:p>
      <text:p text:style-name="P31"/>
      <text:p text:style-name="P76"><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50">–</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2">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0">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text:span><text:span text:style-name="T18">—</text:span><text:span text:style-name="T50">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text:s/>Да и не должно быть —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1169906678530220090"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4"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text:span text:style-name="T11">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span></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14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11">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text:span text:style-name="T78">В</text:span>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152">Я зевнул.</text:p>
      <text:p text:style-name="P150">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text:span><text:span text:style-name="T19">э</text:span><text:span text:style-name="T11">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text:span text:style-name="T80">даже в проекте</text:span><text:span text:style-name="T53"> </text:span><text:span text:style-name="T38">— вся архитектура явно </text:span><text:span text:style-name="T29">была </text:span><text:span text:style-name="T38">заточена под крылатых. Таких, для которых приземлиться на балкон в тронном зале или уйти через портик на крыше</text:span><text:span text:style-name="T53"> </text:span><text:span text:style-name="T38">— обычное дело. </text:span><text:span text:style-name="T53">Хорошо, что </text:span><text:span text:style-name="T4">заместительная терапия Селестии и </text:span><text:span text:style-name="T53">ежедневные посещения каретной мастерской подняли мой тонус, изрядно посаженный сидячим образом жизни.</text:span></text:p>
      <text:p text:style-name="P1"><text:span text:style-name="T53"/></text:p>
      <text:p text:style-name="P1"><text:span text:style-name="T54">М</text:span><text:span text:style-name="T53">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1">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text:span><text:soft-page-break/><text:span text:style-name="T1">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2">– </text:span>“<text:span text:style-name="T1">Что я могу сделать, чтобы вернуть всё назад?</text:span>”</text:p>
      <text:p text:style-name="P15"><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2">– </text:span><text:span text:style-name="T29">Что бы это значило, Флёр?</text:span></text:p>
      <text:p text:style-name="P15"><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text:soft-page-break/>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5">— </text:span><text:span text:style-name="T58">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3">— </text:span><text:span text:style-name="T4">зачем привлекать ненужное внимание</text:span><text:span text:style-name="T53"> к своей особе? </text:span><text:span text:style-name="T4">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4">гостинничной </text:span><text:span text:style-name="T53">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29">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9">пони-</text:span><text:span text:style-name="T38">исчезновений уже год. Почту за честь работать </text:span><text:span text:style-name="T29">под твоим руководством</text:span><text:span text:style-name="T38">. Погоди немного, я </text:span><text:span text:style-name="T29">от</text:span><text:span text:style-name="T38">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1">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8">—</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8">– Я </text:span><text:span text:style-name="T42">всегда буду оставаться в тени. </text:span><text:span text:style-name="T38">– </text:span><text:span text:style-name="T42">хлюпала единоро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2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9">«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5">Исчезновение дневной главы диархии: Эквестрия в панике!</text:span>» (статья двухдневной давности).</text:p>
      <text:p text:style-name="P50">«<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5">Добро пожаловать в Груммингтон! Вам здесь рады!</text:span></text:p>
      <text:p text:style-name="P50"><text:span text:style-name="T25">Население города </text:span><text:span text:style-name="T60">302 пони</text:span><text:span text:style-name="T25">.</text:span></text:p>
      <text:p text:style-name="P50"><text:span text:style-name="T60">250 пони</text:span><text:span text:style-name="T25">.</text:span></text:p>
      <text:p text:style-name="P50"><text:span text:style-name="T60">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2">так её </text:span><text:span text:style-name="T3">разэтак</text:span><text:span text:style-name="T62">,</text:span><text:span text:style-name="T21"> магия!</text:span></text:p>
      <text:p text:style-name="P147"/>
      <text:p text:style-name="Standard"><text:span text:style-name="T21">P.S. Мне тебя не хватает. Сильно.</text:span><text:span text:style-name="T53">»</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5">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60">302 пони</text:span><text:span text:style-name="T25">.</text:span></text:p>
      <text:p text:style-name="P50"><text:span text:style-name="T60">250 пони</text:span><text:span text:style-name="T25">.</text:span></text:p>
      <text:p text:style-name="P50"><text:soft-page-break/><text:span text:style-name="T60">125 поней</text:span><text:span text:style-name="T25">.</text:span></text:p>
      <text:p text:style-name="P50"><text:span text:style-name="T25">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50">–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5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5"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50">–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50">–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50">–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7" text:outline-level="3">Воскресенье</text:h>
      <text:p text:style-name="P47"/>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0">Невозможно поверить, но два месяца</text:span><text:span text:style-name="T20"> </text:span><text:span text:style-name="T5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4"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7">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7">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7">.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5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0"> точнее, дерево схожих миров Эквуса </text:span><text:span text:style-name="T56">—</text:span><text:span text:style-name="T50"> создали брони. Разумеется, стержнем им послужил именно сериал, но каждый фанфик </text:span><text:span text:style-name="T56">—</text:span><text:span text:style-name="T5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50">– Наконец-то я вижу свет в конце тоннеля! Как это не пришло мне в голову! Ты всё отлично увязал! Всё сходится! Более того </text:span><text:span text:style-name="T56">—</text:span><text:span text:style-name="T50"> Анакорн заговорщически подмигнул мне </text:span><text:span text:style-name="T56">—</text:span><text:span text:style-name="T50">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0">!</text:span></text:p>
      <text:p text:style-name="P106"/>
      <text:p text:style-name="P106">Я подозрительно посмотрел на Анакорна.</text:p>
      <text:p text:style-name="P106"/>
      <text:p text:style-name="P105"><text:span text:style-name="T18">– </text:span><text:span text:style-name="T50">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50">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1">–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30T17:29:09.505772328</dc:date>
    <meta:editing-duration>P151DT2H21M20S</meta:editing-duration>
    <meta:editing-cycles>9565</meta:editing-cycles>
    <meta:generator>LibreOffice/5.1.6.2$Linux_X86_64 LibreOffice_project/10m0$Build-2</meta:generator>
    <meta:printed-by>макс </meta:printed-by>
    <meta:print-date>2017-08-23T21:51:29.95</meta:print-date>
    <meta:document-statistic meta:table-count="0" meta:image-count="0" meta:object-count="0" meta:page-count="243" meta:paragraph-count="4807" meta:word-count="102216" meta:character-count="677389" meta:non-whitespace-character-count="575475"/>
  </office:meta>
</office:document-meta>
</file>